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text-properties fo:font-size="52pt" style:font-size-asian="52pt" style:font-size-complex="52pt"/>
    </style:style>
    <style:style style:name="P2" style:family="paragraph">
      <style:paragraph-properties fo:text-align="center"/>
    </style:style>
    <style:style style:name="P3" style:family="paragraph">
      <style:text-properties fo:font-family="Monospace" style:font-pitch="fixed"/>
    </style:style>
    <style:style style:name="T1" style:family="text">
      <style:text-properties fo:font-size="52pt" style:font-size-asian="52pt" style:font-size-complex="5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Monospace" style:font-pitch="fixed" fo:font-size="22pt" style:font-size-asian="22pt" style:font-size-complex="22pt"/>
    </style:style>
    <style:style style:name="T4" style:family="text">
      <style:text-properties fo:font-family="Monospace" style:font-pitch="fixed"/>
    </style:style>
    <style:style style:name="T5" style:family="text">
      <style:text-properties fo:color="#808080" fo:font-family="Monospace" style:font-pitch="fixed"/>
    </style:style>
    <style:style style:name="T6" style:family="text">
      <style:text-properties style:use-window-font-color="true" fo:font-family="Monospace" style:font-pitch="fixed"/>
    </style:style>
    <style:style style:name="T7" style:family="text">
      <style:text-properties fo:font-family="Monospace" style:font-pitch="fixed" fo:font-size="38pt" style:font-size-asian="38pt" style:font-size-complex="38pt"/>
    </style:style>
    <style:style style:name="T8" style:family="text">
      <style:text-properties fo:font-family="Monospace" style:font-pitch="fixed"/>
    </style:style>
    <style:style style:name="T9" style:family="text">
      <style:text-properties fo:font-family="Monospace" style:font-pitch="fixed" fo:font-size="30pt" style:font-size-asian="30pt" style:font-size-complex="30pt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font-family="Monospace" style:font-pitch="fixed" fo:font-size="28pt" style:font-size-asian="28pt" style:font-size-complex="28pt"/>
    </style:style>
    <style:style style:name="T12" style:family="text">
      <style:text-properties fo:font-family="Monospace" style:font-pitch="fixed" fo:font-size="24pt" style:font-size-asian="24pt" style:font-size-complex="24pt"/>
    </style:style>
    <style:style style:name="T13" style:family="text">
      <style:text-properties fo:color="#808080" fo:font-family="Monospace" style:font-pitch="fixed" fo:font-size="24pt" style:font-size-asian="24pt" style:font-size-complex="2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family="Arial" style:font-family-generic="swiss" style:font-pitch="variable"/>
    </style:style>
    <style:style style:name="T16" style:family="text">
      <style:text-properties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099cm" svg:x="1.5cm" svg:y="4.214cm" presentation:class="title" presentation:user-transformed="true">
          <draw:text-box>
            <text:p><text:span text:style-name="T1">Functional Programming</text:span><text:span text:style-name="T1"><text:line-break/></text:span><text:span text:style-name="T1">in Python</text:span></text:p>
          </draw:text-box>
        </draw:frame>
        <draw:frame draw:style-name="gr1" draw:text-style-name="P2" draw:layer="layout" svg:width="17.342cm" svg:height="2.812cm" svg:x="5.5cm" svg:y="11.127cm">
          <draw:text-box>
            <text:p text:style-name="P2"><text:span text:style-name="T2">Abhishek Dasgupta </text:span><text:span text:style-name="T3">&lt;</text:span><text:span text:style-name="T3"><text:a xlink:href="mailto:abhidg@gmail.com">abhidg@gmail.com</text:a></text:span><text:span text:style-name="T3">&gt;</text:span></text:p>
            <text:p text:style-name="P2"><text:span text:style-name="T3"/></text:p>
            <text:p text:style-name="P2">Indian Institute of Science Education and Research, Kolkata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 is Functional Programm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st programs use procedural instructions</text:p>
              </text:list-item>
              <text:list-item>
                <text:p>a = a + 1, this simple statement is disallowed in pure functional programming (assignment can only be done to constants)</text:p>
              </text:list-item>
              <text:list-item>
                <text:p>Code modularised into functions</text:p>
                <text:p/>
              </text:list-item>
              <text:list-item>
                <text:p>FP: Everything is a function.</text:p>
              </text:list-item>
              <text:list-item>
                <text:p>Church's Thesis: Any intuitively computable function is recursive (can be expressed in terms of composition of func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uilding blocks of FP in Pyth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re the following functions</text:p>
                <text:list>
                  <text:list-item>
                    <text:p><text:span text:style-name="T4">map</text:span></text:p>
                  </text:list-item>
                  <text:list-item>
                    <text:p><text:span text:style-name="T4">reduce</text:span></text:p>
                  </text:list-item>
                  <text:list-item>
                    <text:p><text:span text:style-name="T4">filter</text:span></text:p>
                  </text:list-item>
                </text:list>
              </text:list-item>
              <text:list-item>
                <text:p>Along with <text:span text:style-name="T4">lambda</text:span>. (defines anonymous function, like<text:line-break/><text:span text:style-name="T5">&gt;&gt;&gt;</text:span><text:span text:style-name="T4"> f = lambda x: x**2</text:span><text:span text:style-name="T4"><text:line-break/></text:span><text:span text:style-name="T5">&gt;&gt;&gt;</text:span><text:span text:style-name="T4"> f(2)</text:span><text:span text:style-name="T4"><text:line-break/></text:span><text:span text:style-name="T6">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7">operator</text:span> modul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ntains functions corresponding to the logical operators and binary operators</text:p>
                <text:list>
                  <text:list-item>
                    <text:p><text:span text:style-name="T8">add</text:span></text:p>
                  </text:list-item>
                  <text:list-item>
                    <text:p><text:span text:style-name="T8">mul</text:span></text:p>
                  </text:list-item>
                  <text:list-item>
                    <text:p>... and so on ...</text:p>
                  </text:list-item>
                </text:list>
              </text:list-item>
              <text:list-item>
                <text:p>Useful in <text:span text:style-name="T9">map()</text:span> calls, no need to define trivial func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map(function, list)</text:span><text:line-break/>Applies function to each element of a list and returns a new list</text:p>
              </text:list-item>
              <text:list-item>
                <text:p>Map is an alternative way of specify the familiar for loops:</text:p>
                <text:p><text:span text:style-name="T4">a=[]</text:span><text:span text:style-name="T4"><text:line-break/></text:span><text:span text:style-name="T4">for i in range(10): a.append(i**2)</text:span><text:span text:style-name="T4"><text:line-break/></text:span><text:span text:style-name="T4"><text:line-break/></text:span><text:span text:style-name="T4">map(lambda x: x**2, range(10))</text:span><text:span text:style-name="T4"><text:line-break/></text:span><text:span text:style-name="T10">alternative</text:span><text:span text:style-name="T4"><text:line-break/></text:span><text:span text:style-name="T4">[x**2 for x in range(10)] </text:span><text:span text:style-name="T3">(list-comprehensio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du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milar to <text:span text:style-name="T4">foldr/foldl</text:span> in traditional functional programming languages (like Haskell)</text:p>
              </text:list-item>
              <text:list-item>
                <text:p><text:span text:style-name="T11">reduce(function, list)</text:span><text:line-break/>Here function should be a binary function, then reduce applies function to first two elements of list, then takes the result and applies it to third element and so on:<text:line-break/>[1,2,3,4,5] would become ((((1.2).3).4).5) where . signifies the binary oper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du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You can sum a series in one line now!</text:p>
              </text:list-item>
              <text:list-item>
                <text:p>Earlier:<text:line-break/><text:span text:style-name="T12">s = 0</text:span><text:span text:style-name="T12"><text:line-break/></text:span><text:span text:style-name="T12">for i in range(1,10):</text:span><text:span text:style-name="T12"><text:line-break/></text:span><text:span text:style-name="T12"><text:tab/></text:span><text:span text:style-name="T12">s += 1.0/i</text:span></text:p>
              </text:list-item>
              <text:list-item>
                <text:p>Now:<text:line-break/><text:span text:style-name="T12">reduce(operator.add, map(lambda x: 1.0/x, range(1,10))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lt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filter(function, list)</text:span><text:line-break/>Applies the function to each item of a list; if the evaluation is True, then keeps the element in a new list.</text:p>
              </text:list-item>
              <text:list-item>
                <text:p>Example: filter even numbers<text:line-break/><text:span text:style-name="T13">&gt;&gt;&gt;</text:span><text:span text:style-name="T12"> filter(lambda x: x % 2 == 0, range(10))</text:span><text:span text:style-name="T12"><text:line-break/></text:span><text:span text:style-name="T12">[0, 2, 4, 6, 8]</text:span><text:span text:style-name="T12"><text:line-break/></text:span><text:span text:style-name="T13">&gt;&gt;&gt;</text:span><text:span text:style-name="T12"> [x for x in range(10) if x % 2 == 0]</text:span><text:span text:style-name="T12"><text:line-break/></text:span><text:span text:style-name="T12">[0, 2, 4, 6, 8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unctional programming not very hairy or complicated</text:p>
              </text:list-item>
              <text:list-item>
                <text:p>In fact, makes code simpler to understand</text:p>
              </text:list-item>
              <text:list-item>
                <text:p>Big monolithic functions replaced by atomic functions which do <text:span text:style-name="T14">really</text:span> one thing</text:p>
              </text:list-item>
              <text:list-item>
                <text:p>Makes us think about the code struc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 example: <text:span text:style-name="T8">QuickSort</text:span>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header>
                <text:p text:style-name="P3"><text:span text:style-name="T8">def QuickSort(List):</text:span></text:p>
                <text:list>
                  <text:list-header>
                    <text:p text:style-name="P3"><text:span text:style-name="T8">if List == []:</text:span></text:p>
                    <text:list>
                      <text:list-header>
                        <text:p text:style-name="P3"><text:span text:style-name="T8">return []</text:span></text:p>
                      </text:list-header>
                    </text:list>
                    <text:p text:style-name="P3"><text:span text:style-name="T8">else:</text:span></text:p>
                    <text:list>
                      <text:list-header>
                        <text:p text:style-name="P3"><text:span text:style-name="T8">x = List[0]</text:span></text:p>
                        <text:p text:style-name="P3"><text:span text:style-name="T8">xs = List[1:]</text:span></text:p>
                        <text:p text:style-name="P3"><text:span text:style-name="T8">return QuickSort(filter(lambda l: l &lt; x, xs)) + [x] + QuickSort(filter(lambda l: l &gt;= x, xs))</text:span></text:p>
                      </text:list-header>
                    </text:list>
                  </text:list-header>
                </text:list>
              </text:list-header>
              <text:list-item>
                <text:p><text:span text:style-name="T15">Much simpler to code than the traditional way using a partition func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urther Inform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Why Functional Programming matters<text:line-break/><text:span text:style-name="T3">http://www.cs.chalmers.se/~rjmh/Papers/whyfp.html</text:span></text:p>
              </text:list-item>
              <text:list-item>
                <text:p><text:span text:style-name="T16">Charming Python: Functional programming in Python</text:span><text:span text:style-name="T16"><text:line-break/></text:span><text:span text:style-name="T3">http://www.ibm.com/developerworks/library/l-prog.html</text:span></text:p>
              </text:list-item>
              <text:list-item>
                <text:p><text:span text:style-name="T16">Functional Programming HOWTO</text:span><text:span text:style-name="T16"><text:line-break/></text:span><text:span text:style-name="T3">http://www.amk.ca/python/writing/functional</text:span></text:p>
              </text:list-item>
              <text:list-item>
                <text:p><text:span text:style-name="T16">Functional Programming with Python (LG#109)</text:span><text:span text:style-name="T16"><text:line-break/></text:span><text:span text:style-name="T3">http://linuxgazette.net/109/pramode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1:15:19</meta:creation-date>
    <meta:editing-duration>PT01H54M43S</meta:editing-duration>
    <meta:editing-cycles>22</meta:editing-cycles>
    <dc:date>2009-09-23T10:28:21</dc:date>
    <meta:generator>OpenOffice.org/3.0$Linux OpenOffice.org_project/300m15$Build-9379</meta:gener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